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15cm" draw:fill="none" draw:textarea-vertical-align="middle"/>
    </style:style>
    <style:style style:name="gr4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7.5pt"/>
    </style:style>
    <style:style style:name="P2" style:family="paragraph">
      <style:paragraph-properties fo:text-align="center"/>
      <style:text-properties style:font-name="Arial2" fo:font-size="7.5pt" fo:font-style="normal" fo:font-weight="normal" style:font-size-asian="8pt" style:font-size-complex="8pt"/>
    </style:style>
    <style:style style:name="P3" style:family="paragraph">
      <style:paragraph-properties fo:text-align="center"/>
      <style:text-properties style:font-name="Arial2" fo:font-size="7pt" fo:font-style="normal" fo:font-weight="normal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Arial2" fo:font-size="8pt" fo:font-style="normal" fo:font-weight="normal" style:font-size-asian="8pt" style:font-size-complex="8pt"/>
    </style:style>
    <style:style style:name="P6" style:family="paragraph">
      <style:paragraph-properties fo:text-align="center"/>
      <style:text-properties style:font-name="Arial2" fo:font-size="8pt" fo:font-style="normal" fo:font-weight="normal" style:font-size-asian="6pt" style:font-size-complex="6pt"/>
    </style:style>
    <style:style style:name="T1" style:family="text">
      <style:text-properties style:font-name="Arial2" fo:font-style="normal" fo:font-weight="normal" style:font-size-asian="8pt" style:font-size-complex="8pt"/>
    </style:style>
    <style:style style:name="T2" style:family="text">
      <style:text-properties style:font-name="Arial2" fo:font-size="8pt" fo:font-style="normal" fo:font-weight="normal" style:font-size-asian="8pt" style:font-size-complex="8pt"/>
    </style:style>
    <style:style style:name="T3" style:family="text">
      <style:text-properties style:font-name="Arial2" fo:font-size="8pt" fo:font-style="normal" fo:font-weight="normal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cm" svg:height="0.5cm" svg:x="0.6cm" svg:y="0.6cm">
          <text:p text:style-name="P1"><text:span text:style-name="T1">Directory #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cm" svg:height="0.5cm" svg:x="3.6cm" svg:y="0.6cm">
          <text:p text:style-name="P1"><text:span text:style-name="T1">Page #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cm" svg:height="0.5cm" svg:x="6.6cm" svg:y="0.6cm">
          <text:p text:style-name="P1"><text:span text:style-name="T1">Offse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5cm" svg:x="0.8cm" svg:y="3.4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2cm 0.199cm" svg:x1="3.8cm" svg:y1="5.4cm" svg:x2="7.3cm" svg:y2="6.6cm" draw:start-shape="id1" draw:start-glue-point="1" draw:end-shape="id2" draw:end-glue-point="2" svg:d="M3800 5400h800v1900h2700v-700" svg:viewBox="0 0 3501 1901">
          <text:p/>
        </draw:connector>
        <draw:custom-shape draw:style-name="gr4" draw:text-style-name="P5" draw:layer="layout" svg:width="3cm" svg:height="0.5cm" svg:x="0.8cm" svg:y="2.9cm">
          <text:p text:style-name="P4"><text:span text:style-name="T2">Page Direc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cm" svg:height="0.5cm" svg:x="5.8cm" svg:y="2.1cm">
          <text:p text:style-name="P4"><text:span text:style-name="T2">Page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3cm" svg:height="1cm" svg:x="0.8cm" svg:y="4.9cm">
          <text:p text:style-name="P1"><text:span text:style-name="T1">Directory En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cm" svg:height="1.5cm" svg:x="0.8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cm" svg:height="1.5cm" svg:x="5.8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3cm" svg:height="1cm" svg:x="5.8cm" svg:y="4.1cm">
          <text:p text:style-name="P1"><text:span text:style-name="T1">Page Table En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3cm" svg:height="1.5cm" svg:x="5.8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-1.05cm -0.149cm" svg:x1="2.1cm" svg:y1="1.1cm" svg:x2="0.8cm" svg:y2="5.4cm" draw:start-shape="id3" draw:start-glue-point="2" draw:end-shape="id1" draw:end-glue-point="3" svg:d="M2100 1100v850h-1950v3450h650" svg:viewBox="0 0 1951 4301">
          <text:p/>
        </draw:connector>
        <draw:custom-shape draw:style-name="gr1" draw:text-style-name="P2" xml:id="id8" draw:id="id8" draw:layer="layout" svg:width="3cm" svg:height="0.5cm" svg:x="11.1cm" svg:y="1.6cm">
          <text:p text:style-name="P1"><text:span text:style-name="T1">Physical Addres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1cm" svg:y1="1.1cm" svg:x2="5.8cm" svg:y2="4.6cm" draw:start-shape="id4" draw:start-glue-point="2" draw:end-shape="id5" draw:end-glue-point="3" svg:d="M5100 1100v3500h700" svg:viewBox="0 0 701 3501">
          <text:p/>
        </draw:connector>
        <draw:custom-shape draw:style-name="gr2" draw:text-style-name="P2" draw:layer="layout" svg:width="3cm" svg:height="1cm" svg:x="11.1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" draw:id="id6" draw:layer="layout" svg:width="3cm" svg:height="2.5cm" svg:x="11.1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cm" svg:height="0.5cm" svg:x="11.1cm" svg:y="0.1cm">
          <text:p text:style-name="P4"><text:span text:style-name="T2">Page Fr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-0.5cm 0.349cm" svg:x1="8.8cm" svg:y1="4.6cm" svg:x2="12.6cm" svg:y2="4.6cm" draw:start-shape="id5" draw:start-glue-point="1" draw:end-shape="id6" draw:end-glue-point="2" svg:d="M8800 4600h650v850h3150v-850" svg:viewBox="0 0 3801 851">
          <text:p/>
        </draw:connector>
        <draw:connector draw:style-name="gr3" draw:text-style-name="P3" draw:layer="layout" svg:x1="8.1cm" svg:y1="1.1cm" svg:x2="11.1cm" svg:y2="1.85cm" draw:start-shape="id7" draw:start-glue-point="2" draw:end-shape="id8" draw:end-glue-point="3" svg:d="M8100 1100v750h3000" svg:viewBox="0 0 3001 751">
          <text:p/>
        </draw:connector>
        <draw:custom-shape draw:style-name="gr4" draw:text-style-name="P6" draw:layer="layout" svg:width="9cm" svg:height="0.5cm" svg:x="0.6cm" svg:y="0.1cm">
          <text:p text:style-name="P4"><text:span text:style-name="T3">Virtual Addres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4.2cm" fo:page-height="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6T22:40:28.742720827</meta:creation-date>
    <dc:date>2015-08-26T23:45:09.313970682</dc:date>
    <meta:editing-duration>PT10M36S</meta:editing-duration>
    <meta:editing-cycles>5</meta:editing-cycles>
    <meta:generator>LibreOffice/4.2.8.2$Linux_X86_64 LibreOffice_project/420m0$Build-2</meta:generator>
    <meta:document-statistic meta:object-count="21"/>
  </office:meta>
</office:document-meta>
</file>